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h text:outline-level="1" text:style-name="Heading-1">El bien sobre todo</text:h>
      <text:h text:outline-level="1" text:style-name="Heading-1"/>
      <text:p text:style-name="Normal">A lo largo de tu vida vas a conocer muchas personas, algunas tan similares y al mismo tiempo tan diferentes, en ocasiones te gustarán algunas personalidades, puede ser que ya hayas tratado de imitar a alguien y te invito a que no lo vuelvas a hacer, trata de verte desde fuera o tal vez ya te hayas dado cuenta que la gente que trata de ser como alguien más llega al punto de verse ridícula. Tú eres una persona única y debes aceptarte como eres, aprende lo mejor de cada persona, identifica sus errores y no los cometas, aprende, no imites.</text:p>
      <text:p text:style-name="Normal"/>
      <text:p text:style-name="Normal">Una vez que entiendas que ser tu mismo es lo que te hace único y original, el siguiente paso importante es que identifiques el bien y el mal. Antes de que pienses que voy a comenzar con un sermón diciéndote que debes de portarte bien quiero dejar claro que no es mi intención, tú eres libre de hacer lo que quieras hacer, por más que te cuide no puedo estar cerca de ti todo el tiempo y eso es muy bueno, diviértete, explora, conoce, piérdete. tienes que conocer el mundo por tu cuenta, cometer errores, caer y levantarte, conocer el dolor físico y emocional pero tienes que aprender y nunca olvidar que al ganarte las emociones pierdes el juego, hay algo que se llama inteligencia emocional, te hablaré de eso más adelante, por ahora lo que quiero que hagas es que analices cada situación día con día y tomes decisiones considerando el bien para ti y para los demás, eso te hará una gran person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